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0.2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2.15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19.5pt" style:use-optimal-row-height="true" fo:break-before="auto"/>
    </style:style>
    <style:style style:name="ro12" style:family="table-row">
      <style:table-row-properties style:row-height="48.4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Epidot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Prismatic and rhombus basal sections<text:s/>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High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6">
            <text:p>Colorless with yellowish ton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Sof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Appreciable in the parallel direction to the elongation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3rd order color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Oblique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6">
            <text:p>Polysynthetic in some crystal edg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Present in some area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0.9" table:style-name="ce7">
            <text:p>9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6">
            <text:p>Calcite 5%</text:p>
          </table:table-cell>
          <table:table-cell office:value-type="string" table:style-name="ce9">
            <text:p>Chlorite 5%</text:p>
          </table:table-cell>
          <table:table-cell table:style-name="ce9"/>
          <table:table-cell table:number-columns-repeated="16380"/>
        </table:table-row>
        <table:table-row table:number-rows-repeated="2" table:style-name="ro10">
          <table:table-cell table:style-name="ce1"/>
          <table:table-cell table:style-name="ce10"/>
          <table:table-cell table:number-columns-repeated="16382" table:style-name="ce1"/>
        </table:table-row>
        <table:table-row table:number-rows-repeated="1048573" table:style-name="ro8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1">
            <text:p>General characteristics of the mineral</text:p>
          </table:table-cell>
          <table:table-cell office:value-type="string" table:style-name="ce3">
            <text:p>Epidote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hemical formula</text:p>
          </table:table-cell>
          <table:table-cell office:value-type="string" table:style-name="ce9">
            <text:p>Ca<text:span text:style-name="T2">2</text:span>Fe<text:span text:style-name="T3">3+</text:span>Al<text:span text:style-name="T2">2</text:span>(Si<text:span text:style-name="T2">2</text:span>O<text:span text:style-name="T2">7</text:span>)(SiO<text:span text:style-name="T2">4</text:span>)O(OH)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Crystal's shape</text:p>
          </table:table-cell>
          <table:table-cell office:value-type="string" table:style-name="ce6">
            <text:p>Usually idiomorph with prismatic habit and truncated rhombus in the basal section. It can form radial aggregates<text:s text:c="2"/>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f</text:p>
          </table:table-cell>
          <table:table-cell office:value-type="string" table:style-name="ce6">
            <text:p>High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12">
            <text:p>Change between yellowish to colorless to yellow and greenish yellow, depending on the content in F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6">
            <text:p>Variable, increases with the content of Fe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6">
            <text:p>{001} perfect and {010} marked, both at 115,5º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6">
            <text:p>Not present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Interference color (order)</text:p>
          </table:table-cell>
          <table:table-cell office:value-type="string" table:style-name="ce6">
            <text:p>From the end of 1st order to 3rd order and increases with the content of Fe. With harlequin apperance: change of colors in the same cryst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6">
            <text:p>Obliqu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6">
            <text:p>{100} polysynthetic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6">
            <text:p>Frequent, with clinozoisite in the center and also allanit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6">
            <text:p>B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6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4T10:42:47Z</dc:date>
    <meta:editing-cycles>5</meta:editing-cycles>
    <meta:editing-duration>PT1353S</meta:editing-duration>
  </office:meta>
</office:document-meta>
</file>